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253C69C6A87797805CE.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text-properties fo:font-size="20pt"/>
    </style:style>
    <style:style style:name="P4" style:family="paragraph">
      <loext:graphic-properties draw:fill="none" draw:fill-color="#ffffff"/>
      <style:text-properties style:font-name="Segoe UI Semibold" fo:font-size="16pt" style:font-size-asian="16pt" style:font-size-complex="16pt"/>
    </style:style>
    <style:style style:name="P5" style:family="paragraph">
      <loext:graphic-properties draw:fill-color="#ffffff"/>
    </style:style>
    <style:style style:name="P6"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fo:color="#000000" style:text-position="super 58%" style:font-name="Segoe UI Semibold" fo:font-size="32pt" fo:font-style="italic" style:font-size-asian="32pt" style:font-style-asian="italic" style:font-size-complex="32pt" style:font-style-complex="italic"/>
    </style:style>
    <style:style style:name="T4" style:family="text">
      <style:text-properties fo:color="#000000" style:font-name="Segoe UI Semibold" fo:font-size="32pt" fo:font-style="italic" style:font-size-asian="32pt" style:font-style-asian="italic" style:font-size-complex="32pt" style:font-style-complex="italic"/>
    </style:style>
    <style:style style:name="T5" style:family="text">
      <style:text-properties style:text-position="super 58%" style:font-name="Segoe UI Semibold" fo:font-size="32pt" fo:font-style="italic" style:font-size-asian="32pt" style:font-style-asian="italic" style:font-size-complex="32pt" style:font-style-complex="italic"/>
    </style:style>
    <style:style style:name="T6"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3.368cm" svg:height="3.063cm" svg:x="2.286cm" svg:y="1.016cm">
          <draw:text-box>
            <text:p text:style-name="P1"><text:span text:style-name="T1">Old Testament</text:span></text:p>
            <text:p text:style-name="P1"><text:span text:style-name="T2">1 Samuel 3:1-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3.876cm" svg:height="6.263cm" svg:x="2.032cm" svg:y="1.016cm">
          <draw:text-box>
            <text:p><text:span text:style-name="T3">1</text:span><text:span text:style-name="T4">Now the young man Samuel was ministering to the Lord <text:s/>under Eli. And the word of the Lord was rare in those days; there was no frequent vision.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3.876cm" svg:height="4.76cm" svg:x="2.032cm" svg:y="1.016cm">
          <draw:text-box>
            <text:p><text:span text:style-name="T5">2</text:span><text:span text:style-name="T6">At that time Eli, whose eyesight had begun to grow dim so that he could not see, was lying down in his own place. </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3.876cm" svg:height="4.76cm" svg:x="2.032cm" svg:y="1.016cm">
          <draw:text-box>
            <text:p><text:span text:style-name="T5">3</text:span><text:span text:style-name="T6">The lamp of God had not yet gone out, and Samuel was lying down in the temple of the Lord, where the ark of God was.</text:span></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4" draw:layer="layout" svg:width="23.876cm" svg:height="7.766cm" svg:x="2.032cm" svg:y="1.016cm">
          <draw:text-box>
            <text:p><text:span text:style-name="T5">4</text:span><text:span text:style-name="T6">Then the Lord called Samuel, and he said, “Here I am!” </text:span><text:span text:style-name="T5">5</text:span><text:span text:style-name="T6">and ran to Eli and said, “Here I am, for you called me.” But he said, “I did not call; lie down again.” So he went and lay down.</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6" draw:layer="layout" svg:width="23.876cm" svg:height="6.263cm" svg:x="2.032cm" svg:y="1.016cm">
          <draw:text-box>
            <text:p><text:span text:style-name="T5">6</text:span><text:span text:style-name="T6">And the Lord called again, “Samuel!” and Samuel arose and went to Eli and said, “Here I am, for you called me.” But he said, “I did not call, my son; lie down again.”</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6" draw:layer="layout" svg:width="23.876cm" svg:height="4.76cm" svg:x="2.032cm" svg:y="1.016cm">
          <draw:text-box>
            <text:p><text:span text:style-name="T5">7</text:span><text:span text:style-name="T6">Now Samuel did not yet know the Lord, and the word of the Lord had not yet been revealed to him. <text:s text:c="2"/></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4" draw:layer="layout" svg:width="23.876cm" svg:height="7.766cm" svg:x="2.032cm" svg:y="1.016cm">
          <draw:text-box>
            <text:p><text:span text:style-name="T5">8</text:span><text:span text:style-name="T6">And the Lord called Samuel again the third time. And he arose and went to Eli and said, “Here I am, for you called me.” Then Eli perceived that the Lord was calling the young man. </text:span></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4" draw:layer="layout" svg:width="23.876cm" svg:height="6.263cm" svg:x="2.032cm" svg:y="1.016cm">
          <draw:text-box>
            <text:p><text:span text:style-name="T5">9</text:span><text:span text:style-name="T6">Therefore Eli said to Samuel, “Go, lie down, and if he calls you, you shall say, ‘Speak, Lord, for your servant hears.’” So Samuel went and lay down in his place.</text:span></text:p>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draw:frame draw:style-name="gr4" draw:text-style-name="P4" draw:layer="layout" svg:width="23.876cm" svg:height="4.76cm" svg:x="2.032cm" svg:y="1.016cm">
          <draw:text-box>
            <text:p><text:span text:style-name="T5">10</text:span><text:span text:style-name="T6">And the Lord came and stood, calling as at other times, “Samuel! Samuel!” And Samuel said, “Speak, for your servant hears.”</text:span></text:p>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4" draw:text-style-name="P4" draw:layer="layout" svg:width="23.876cm" svg:height="4.76cm" svg:x="2.032cm" svg:y="1.016cm">
          <draw:text-box>
            <text:p><text:span text:style-name="T5">11</text:span><text:span text:style-name="T6">Then the Lord said to Samuel, “Behold, I am about to do a thing in Israel at which the two ears of everyone who hears it will tingle.</text:span></text:p>
          </draw:text-box>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4" draw:layer="layout" svg:width="23.876cm" svg:height="4.76cm" svg:x="2.032cm" svg:y="1.016cm">
          <draw:text-box>
            <text:p><text:span text:style-name="T5">12</text:span><text:span text:style-name="T6">On that day I will fulfill against Eli all that I have spoken concerning his house, from beginning to end.</text:span></text:p>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3" draw:text-style-name="P6" draw:layer="layout" svg:width="23.876cm" svg:height="6.263cm" svg:x="2.032cm" svg:y="1.016cm">
          <draw:text-box>
            <text:p><text:span text:style-name="T5">13</text:span><text:span text:style-name="T6">And I declare to him that I am about to punish his house forever, for the iniquity that he knew, because his sons were blaspheming God, and he did not restrain them.</text:span></text:p>
          </draw:text-box>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4" draw:text-style-name="P6" draw:layer="layout" svg:width="23.876cm" svg:height="4.76cm" svg:x="2.032cm" svg:y="1.016cm">
          <draw:text-box>
            <text:p><text:span text:style-name="T5">14</text:span><text:span text:style-name="T6">Therefore I swear to the house of Eli that the iniquity of Eli's house shall not be atoned for by sacrifice or offering forever.” </text:span></text:p>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4" draw:text-style-name="P4" draw:layer="layout" svg:width="23.876cm" svg:height="4.76cm" svg:x="2.032cm" svg:y="1.016cm">
          <draw:text-box>
            <text:p><text:span text:style-name="T5">15</text:span><text:span text:style-name="T6">Samuel lay until morning; then he opened the doors of the house of the Lord. And Samuel was afraid to tell the vision to Eli.</text:span></text:p>
          </draw:text-box>
        </draw:frame>
        <presentation:notes draw:style-name="dp2">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draw:frame draw:style-name="gr6" draw:text-style-name="P4" draw:layer="layout" svg:width="23.876cm" svg:height="3.257cm" svg:x="2.032cm" svg:y="1.016cm">
          <draw:text-box>
            <text:p><text:span text:style-name="T5">16</text:span><text:span text:style-name="T6">But Eli called Samuel and said, “Samuel, my son.” And he said, “Here I am.” </text:span></text:p>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draw:frame draw:style-name="gr3" draw:text-style-name="P4" draw:layer="layout" svg:width="23.876cm" svg:height="6.263cm" svg:x="2.032cm" svg:y="1.016cm">
          <draw:text-box>
            <text:p><text:span text:style-name="T5">17</text:span><text:span text:style-name="T6">And Eli said, “What was it that he told you? Do not hide it from me. May God do so to you and more also if you hide anything from me of all that he told you.”</text:span></text:p>
          </draw:text-box>
        </draw:frame>
        <presentation:notes draw:style-name="dp2">
          <draw:page-thumbnail draw:style-name="gr2"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draw:frame draw:style-name="gr4" draw:text-style-name="P4" draw:layer="layout" svg:width="23.876cm" svg:height="4.76cm" svg:x="2.032cm" svg:y="1.016cm">
          <draw:text-box>
            <text:p><text:span text:style-name="T5">18</text:span><text:span text:style-name="T6">So Samuel told him everything and hid nothing from him. And he said, “It is the Lord. Let him do what seems good to him.”</text:span></text:p>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draw:frame draw:style-name="gr4" draw:text-style-name="P6" draw:layer="layout" svg:width="23.876cm" svg:height="4.76cm" svg:x="2.032cm" svg:y="1.016cm">
          <draw:text-box>
            <text:p><text:span text:style-name="T5">19</text:span><text:span text:style-name="T6">And Samuel grew, and the Lord was with him sand let none of his words fall to the ground.</text:span></text:p>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
        <draw:frame draw:style-name="gr4" draw:text-style-name="P6" draw:layer="layout" svg:width="23.876cm" svg:height="4.76cm" svg:x="2.032cm" svg:y="1.016cm">
          <draw:text-box>
            <text:p><text:span text:style-name="T5">20</text:span><text:span text:style-name="T6">And all Israel from Dan to Beersheba knew that Samuel was established as a prophet of the Lord.</text:span></text:p>
          </draw:text-box>
        </draw:frame>
        <presentation:notes draw:style-name="dp2">
          <draw:page-thumbnail draw:style-name="gr2"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2200000253C69C6A87797805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0T14:16:01.615000000</meta:creation-date>
    <dc:title>Blue</dc:title>
    <meta:editing-duration>PT10M50S</meta:editing-duration>
    <meta:editing-cycles>5</meta:editing-cycles>
    <meta:generator>LibreOffice/5.3.7.2$Windows_X86_64 LibreOffice_project/6b8ed514a9f8b44d37a1b96673cbbdd077e24059</meta:generator>
    <dc:date>2018-01-11T13:24:08.936000000</dc:date>
    <meta:document-statistic meta:object-count="81"/>
  </office:meta>
</office:document-meta>
</file>